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800000066B2FFBE01.png" manifest:media-type="image/png"/>
  <manifest:file-entry manifest:full-path="Pictures/1000000000000374000000596943FAC3.png" manifest:media-type="image/png"/>
  <manifest:file-entry manifest:full-path="Pictures/10000000000002750000006423F9E805.png" manifest:media-type="image/png"/>
  <manifest:file-entry manifest:full-path="Pictures/100000000000033E00000043BAE03939.png" manifest:media-type="image/png"/>
  <manifest:file-entry manifest:full-path="Pictures/10000000000002A1000000B5B0B7C360.png" manifest:media-type="image/png"/>
  <manifest:file-entry manifest:full-path="Pictures/10000000000002790000007EB5C0A5E3.png" manifest:media-type="image/png"/>
  <manifest:file-entry manifest:full-path="Pictures/10000000000002910000002F836E6311.png" manifest:media-type="image/png"/>
  <manifest:file-entry manifest:full-path="Pictures/10000000000002800000010A57F7AD60.png" manifest:media-type="image/png"/>
  <manifest:file-entry manifest:full-path="Pictures/1000000000000256000000A29FEACC4E.png" manifest:media-type="image/png"/>
  <manifest:file-entry manifest:full-path="Pictures/10000000000002960000010D93FC148E.png" manifest:media-type="image/png"/>
  <manifest:file-entry manifest:full-path="Pictures/10000000000002AA0000008804E0DF87.png" manifest:media-type="image/png"/>
  <manifest:file-entry manifest:full-path="Pictures/10000000000001B5000001278A64C7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1.912cm" svg:x="1cm" svg:y="1.75cm">
          <draw:image xlink:href="Pictures/1000000000000374000000596943FAC3.png" xlink:type="simple" xlink:show="embed" xlink:actuate="onLoad" draw:mime-type="image/png">
            <text:p/>
          </draw:image>
        </draw:frame>
        <draw:frame draw:style-name="gr1" draw:text-style-name="P1" draw:layer="layout" svg:width="16.641cm" svg:height="2.645cm" svg:x="1cm" svg:y="10.855cm">
          <draw:image xlink:href="Pictures/10000000000002750000006423F9E805.png" xlink:type="simple" xlink:show="embed" xlink:actuate="onLoad" draw:mime-type="image/png">
            <text:p/>
          </draw:image>
        </draw:frame>
        <draw:frame draw:style-name="gr1" draw:text-style-name="P1" draw:layer="layout" svg:width="13.334cm" svg:height="2.698cm" svg:x="1cm" svg:y="20.25cm">
          <draw:image xlink:href="Pictures/10000000000001F800000066B2FFBE01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8.999cm" svg:height="1.533cm" svg:x="1cm" svg:y="2.25cm">
          <draw:image xlink:href="Pictures/100000000000033E00000043BAE03939.png" xlink:type="simple" xlink:show="embed" xlink:actuate="onLoad" draw:mime-type="image/png">
            <text:p/>
          </draw:image>
        </draw:frame>
        <draw:frame draw:style-name="gr1" draw:text-style-name="P1" draw:layer="layout" svg:width="17.805cm" svg:height="4.788cm" svg:x="1cm" svg:y="18.962cm">
          <draw:image xlink:href="Pictures/10000000000002A1000000B5B0B7C360.png" xlink:type="simple" xlink:show="embed" xlink:actuate="onLoad" draw:mime-type="image/png">
            <text:p/>
          </draw:image>
        </draw:frame>
        <draw:frame draw:style-name="gr1" draw:text-style-name="P1" draw:layer="layout" svg:width="16.747cm" svg:height="3.333cm" svg:x="1cm" svg:y="11.25cm">
          <draw:image xlink:href="Pictures/10000000000002790000007EB5C0A5E3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7.382cm" svg:height="1.243cm" svg:x="1cm" svg:y="1.757cm">
          <draw:image xlink:href="Pictures/10000000000002910000002F836E6311.png" xlink:type="simple" xlink:show="embed" xlink:actuate="onLoad" draw:mime-type="image/png">
            <text:p/>
          </draw:image>
        </draw:frame>
        <draw:frame draw:style-name="gr1" draw:text-style-name="P1" draw:layer="layout" svg:width="15.821cm" svg:height="4.285cm" svg:x="1.429cm" svg:y="7.5cm">
          <draw:image xlink:href="Pictures/1000000000000256000000A29FEACC4E.png" xlink:type="simple" xlink:show="embed" xlink:actuate="onLoad" draw:mime-type="image/png">
            <text:p/>
          </draw:image>
        </draw:frame>
        <draw:frame draw:style-name="gr1" draw:text-style-name="P1" draw:layer="layout" svg:width="16.932cm" svg:height="7.037cm" svg:x="1cm" svg:y="16.463cm">
          <draw:image xlink:href="Pictures/10000000000002800000010A57F7AD60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7.514cm" svg:height="7.116cm" svg:x="1cm" svg:y="1.884cm">
          <draw:image xlink:href="Pictures/10000000000002960000010D93FC148E.png" xlink:type="simple" xlink:show="embed" xlink:actuate="onLoad" draw:mime-type="image/png">
            <text:p/>
          </draw:image>
        </draw:frame>
        <draw:frame draw:style-name="gr1" draw:text-style-name="P1" draw:layer="layout" svg:width="18.044cm" svg:height="3.597cm" svg:x="1cm" svg:y="12cm">
          <draw:image xlink:href="Pictures/10000000000002AA0000008804E0DF87.png" xlink:type="simple" xlink:show="embed" xlink:actuate="onLoad" draw:mime-type="image/png">
            <text:p/>
          </draw:image>
        </draw:frame>
        <draw:frame draw:style-name="gr1" draw:text-style-name="P1" draw:layer="layout" svg:width="11.561cm" svg:height="7.804cm" svg:x="1.5cm" svg:y="18.946cm">
          <draw:image xlink:href="Pictures/10000000000001B5000001278A64C7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6:09:55.590000000</meta:creation-date>
    <dc:date>2024-03-15T18:17:40.980000000</dc:date>
    <meta:editing-duration>PT9M55S</meta:editing-duration>
    <meta:editing-cycles>1</meta:editing-cycles>
    <meta:document-statistic meta:object-count="12"/>
    <meta:generator>LibreOffice/24.2.1.2$Windows_X86_64 LibreOffice_project/db4def46b0453cc22e2d0305797cf981b68ef5ac</meta:generator>
  </office:meta>
</office:document-meta>
</file>